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HibernateJpaPersistenceProvider.getManagedClas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ibernateJpaPersistenceProvider.createContainerEntityManagerFactory( PersistenceUnitInfo info , Map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